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59fa2" officeooo:paragraph-rsid="003763d7"/>
    </style:style>
    <style:style style:name="P6" style:family="paragraph" style:parent-style-name="Standard">
      <style:text-properties officeooo:rsid="002db4c7" officeooo:paragraph-rsid="00259fa2"/>
    </style:style>
    <style:style style:name="P7" style:family="paragraph" style:parent-style-name="Standard">
      <style:text-properties officeooo:rsid="0028a49c" officeooo:paragraph-rsid="0028a49c"/>
    </style:style>
    <style:style style:name="P8" style:family="paragraph" style:parent-style-name="Standard">
      <style:text-properties officeooo:rsid="0028a49c" officeooo:paragraph-rsid="0034e63c"/>
    </style:style>
    <style:style style:name="P9" style:family="paragraph" style:parent-style-name="Standard">
      <style:text-properties officeooo:rsid="00314a92" officeooo:paragraph-rsid="00314a92"/>
    </style:style>
    <style:style style:name="P10" style:family="paragraph" style:parent-style-name="Standard">
      <style:text-properties officeooo:rsid="00328ab7" officeooo:paragraph-rsid="00328ab7"/>
    </style:style>
    <style:style style:name="P11" style:family="paragraph" style:parent-style-name="Standard">
      <style:text-properties officeooo:rsid="0036de83" officeooo:paragraph-rsid="0036de83"/>
    </style:style>
    <style:style style:name="P12" style:family="paragraph" style:parent-style-name="Standard">
      <style:text-properties officeooo:rsid="003a7d30" officeooo:paragraph-rsid="003a7d30"/>
    </style:style>
    <style:style style:name="P13" style:family="paragraph" style:parent-style-name="Standard">
      <style:text-properties officeooo:rsid="003a7d30" officeooo:paragraph-rsid="00437f75"/>
    </style:style>
    <style:style style:name="P14" style:family="paragraph" style:parent-style-name="Standard">
      <style:text-properties officeooo:rsid="0034e63c" officeooo:paragraph-rsid="0034e63c"/>
    </style:style>
    <style:style style:name="P15" style:family="paragraph" style:parent-style-name="Standard">
      <style:text-properties officeooo:rsid="0034e63c" officeooo:paragraph-rsid="00424c08"/>
    </style:style>
    <style:style style:name="P16" style:family="paragraph" style:parent-style-name="Standard">
      <style:text-properties officeooo:rsid="0034e63c" officeooo:paragraph-rsid="005020a4"/>
    </style:style>
    <style:style style:name="P17" style:family="paragraph" style:parent-style-name="Standard">
      <style:text-properties officeooo:rsid="004e3ecc" officeooo:paragraph-rsid="004e3ecc"/>
    </style:style>
    <style:style style:name="P18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19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20" style:family="paragraph" style:parent-style-name="Standard">
      <style:text-properties officeooo:rsid="00259fa2" officeooo:paragraph-rsid="004af465"/>
    </style:style>
    <style:style style:name="P21" style:family="paragraph" style:parent-style-name="Standard">
      <style:text-properties officeooo:rsid="00259fa2" officeooo:paragraph-rsid="00511195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54bd8"/>
    </style:style>
    <style:style style:name="T19" style:family="text">
      <style:text-properties officeooo:rsid="0046d2f2"/>
    </style:style>
    <style:style style:name="T20" style:family="text">
      <style:text-properties officeooo:rsid="004af465"/>
    </style:style>
    <style:style style:name="T21" style:family="text">
      <style:text-properties officeooo:rsid="005020a4"/>
    </style:style>
    <style:style style:name="T22" style:family="text">
      <style:text-properties officeooo:rsid="00511195"/>
    </style:style>
    <style:style style:name="T23" style:family="text">
      <style:text-properties officeooo:rsid="005153f3"/>
    </style:style>
    <style:style style:name="T24" style:family="text">
      <style:text-properties officeooo:rsid="00532570"/>
    </style:style>
    <style:style style:name="T25" style:family="text">
      <style:text-properties officeooo:rsid="00547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8"/>
            <text:p text:style-name="P18">Лабораторная работа № <text:span text:style-name="T2">4</text:span></text:p>
            <text:p text:style-name="P18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18">Студент<text:span text:style-name="T1">ы</text:span></text:p>
          </table:table-cell>
          <table:table-cell table:style-name="Таблица1.C1" office:value-type="string">
            <text:p text:style-name="P19">Стрельцов В. О.</text:p>
            <text:p text:style-name="P19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18">Группа</text:p>
          </table:table-cell>
          <table:table-cell table:style-name="Таблица1.C2" office:value-type="string">
            <text:p text:style-name="P18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18">Преподаватель</text:p>
          </table:table-cell>
          <table:table-cell table:style-name="Таблица1.C2" office:value-type="string">
            <text:p text:style-name="P18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6"/>
      <text:p text:style-name="P4"><text:span text:style-name="T17">+</text:span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5"><text:span text:style-name="T17">+</text:span><text:span text:style-name="T16">2. Корректность задания массива для итераций — им может быть либо ранее объявленная переменная, либо результат выполнения функции (list …) или (vector …).</text:span></text:p>
      <text:p text:style-name="P20"><text:span text:style-name="T17">+</text:span><text:span text:style-name="T20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20">в т. ч. </text:span><text:span text:style-name="T15">стоящих «в правой части» присваивания.</text:span></text:p>
      <text:p text:style-name="P21"><text:span text:style-name="T24">+</text:span><text:span text:style-name="T22">4. Присвоение должно производиться какому-либо идентификатору, полю или элементу массива.</text:span></text:p>
      <text:p text:style-name="P3"><text:span text:style-name="T23">5</text:span><text:span text:style-name="T7">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2"><text:span text:style-name="T24">+</text:span><text:span text:style-name="T23">6</text:span>. Существование функции при ее вызове.</text:p>
      <text:p text:style-name="P13"><text:span text:style-name="T25">+</text:span><text:span text:style-name="T23">7</text:span><text:span text:style-name="T17">. Существование передаваемых в функцию переменных.</text:span></text:p>
      <text:p text:style-name="P5"><text:span text:style-name="T23">8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16"><text:span text:style-name="T21">+</text:span><text:span text:style-name="T23">9</text:span><text:span text:style-name="T11">. </text:span><text:span text:style-name="T14">Отсутствие двух </text:span><text:span text:style-name="T19">и более </text:span><text:span text:style-name="T14">объявлений </text:span><text:span text:style-name="T21">функций</text:span><text:span text:style-name="T14"> с одним именем.</text:span></text:p>
      <text:p text:style-name="P11"><text:span text:style-name="T23">10</text:span>. Существование класса при создании объекта.</text:p>
      <text:p text:style-name="P7"><text:span text:style-name="T21">1</text:span><text:span text:style-name="T23">1</text:span>. Существование класса, указанного как родительский, при наследовании.</text:p>
      <text:p text:style-name="P17">1<text:span text:style-name="T23">2</text:span>. Существование поля класса при обращении к нему.</text:p>
      <text:p text:style-name="P14"><text:span text:style-name="T21">+</text:span><text:span text:style-name="T20">1</text:span><text:span text:style-name="T23">3</text:span>. <text:span text:style-name="T14">Отсутствие двух </text:span><text:span text:style-name="T19">и более </text:span><text:span text:style-name="T14">объявлений классов с одним именем.</text:span></text:p>
      <text:p text:style-name="P8"/>
      <text:p text:style-name="P9">Заголовочный файл со структурами данных, используемыми на этапе семантического анализа</text:p>
      <text:p text:style-name="P9"/>
      <text:p text:style-name="P10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8T19:45:46</dc:date>
    <meta:editing-duration>PT1H23M7S</meta:editing-duration>
    <meta:editing-cycles>47</meta:editing-cycles>
    <meta:generator>LibreOffice/3.6$Linux_X86_64 LibreOffice_project/360m1$Build-2</meta:generator>
    <meta:document-statistic meta:table-count="1" meta:image-count="0" meta:object-count="0" meta:page-count="1" meta:paragraph-count="26" meta:word-count="182" meta:character-count="1364" meta:non-whitespace-character-count="1208"/>
  </office:meta>
</office:document-meta>
</file>